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officeooo:rsid="0028ec6e" officeooo:paragraph-rsid="0028ec6e" style:font-size-asian="11pt" style:font-size-complex="11pt"/>
    </style:style>
    <style:style style:name="P5" style:family="paragraph" style:parent-style-name="Text_20_body">
      <style:text-properties style:font-name="Arial" fo:font-size="11pt" fo:language="pt" fo:country="BR" officeooo:rsid="0028ec6e" officeooo:paragraph-rsid="0027fe4d" style:font-size-asian="11pt" style:font-size-complex="11pt"/>
    </style:style>
    <style:style style:name="P6" style:family="paragraph" style:parent-style-name="Text_20_body">
      <style:text-properties style:font-name="Arial" fo:font-size="11pt" fo:language="pt" fo:country="BR" officeooo:rsid="00256ac4" officeooo:paragraph-rsid="00256ac4" style:font-size-asian="11pt" style:font-size-complex="11pt"/>
    </style:style>
    <style:style style:name="P7" style:family="paragraph" style:parent-style-name="Text_20_body">
      <style:text-properties style:font-name="Arial" fo:font-size="11pt" fo:language="pt" fo:country="BR" fo:font-weight="normal" officeooo:rsid="00218d5c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12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13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14" style:family="paragraph" style:parent-style-name="Text_20_body">
      <style:text-properties fo:language="pt" fo:country="BR" fo:font-weight="bold" officeooo:rsid="00272e87" officeooo:paragraph-rsid="00272e87" style:font-weight-asian="bold" style:font-weight-complex="bold"/>
    </style:style>
    <style:style style:name="P15" style:family="paragraph" style:parent-style-name="Text_20_body">
      <style:text-properties fo:language="pt" fo:country="BR" officeooo:rsid="0027fe4d" officeooo:paragraph-rsid="0027fe4d"/>
    </style:style>
    <style:style style:name="P16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Heading_20_1">
      <style:text-properties style:font-name="Arial" fo:font-size="11pt" fo:language="pt" fo:country="BR" style:font-size-asian="11pt" style:font-size-complex="11pt"/>
    </style:style>
    <style:style style:name="P19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20" style:family="paragraph" style:parent-style-name="Heading_20_1">
      <style:text-properties style:font-name="Arial" fo:font-size="11pt" fo:language="pt" fo:country="BR" officeooo:rsid="00256ac4" officeooo:paragraph-rsid="00256ac4" style:font-size-asian="11pt" style:font-size-complex="11pt"/>
    </style:style>
    <style:style style:name="P21" style:family="paragraph" style:parent-style-name="Heading_20_1">
      <style:text-properties style:font-name="Arial" fo:font-size="11pt" fo:language="pt" fo:country="BR" officeooo:paragraph-rsid="002417eb" style:font-size-asian="11pt" style:font-size-complex="11pt"/>
    </style:style>
    <style:style style:name="P22" style:family="paragraph" style:parent-style-name="Heading_20_1">
      <style:paragraph-properties fo:line-height="150%" fo:text-align="justify" style:justify-single-word="false"/>
      <style:text-properties style:font-name="Arial" fo:font-size="11pt" fo:language="pt" fo:country="BR" fo:font-weight="bold" officeooo:rsid="002fba8a" officeooo:paragraph-rsid="002fba8a" style:font-name-asian="Arial Unicode MS" style:font-size-asian="11pt" style:font-weight-asian="bold" style:font-name-complex="Arial Unicode MS" style:font-size-complex="11pt" style:font-weight-complex="bold"/>
    </style:style>
    <style:style style:name="P23" style:family="paragraph" style:parent-style-name="Heading_20_1"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officeooo:rsid="0027fe4d" style:font-size-asian="11pt" style:font-size-complex="11pt"/>
    </style:style>
    <style:style style:name="T5" style:family="text">
      <style:text-properties style:font-name="Arial" fo:font-size="11pt" officeooo:rsid="0028ec6e" style:font-size-asian="11pt" style:font-size-complex="11pt"/>
    </style:style>
    <style:style style:name="T6" style:family="text">
      <style:text-properties style:font-name="Arial" fo:font-size="11pt" officeooo:rsid="0029f0f2" style:font-size-asian="11pt" style:font-size-complex="11pt"/>
    </style:style>
    <style:style style:name="T7" style:family="text">
      <style:text-properties officeooo:rsid="002721f3"/>
    </style:style>
    <style:style style:name="T8" style:family="text">
      <style:text-properties officeooo:rsid="0029f0f2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245fd4"/>
    </style:style>
    <style:style style:name="T11" style:family="text">
      <style:text-properties officeooo:rsid="002cdb58"/>
    </style:style>
    <style:style style:name="T12" style:family="text">
      <style:text-properties officeooo:rsid="00312b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mputação Paralela em JavaScript</text:p>
      <text:p text:style-name="P9"/>
      <text:p text:style-name="P10">Clauber P. Stipkovic H. </text:p>
      <text:p text:style-name="P11">Professor Douto<text:span text:style-name="T7">r</text:span> Calebe de Paula Biachini</text:p>
      <text:p text:style-name="P10"/>
      <text:p text:style-name="P10">Apoio PIVIC Mackenzie</text:p>
      <text:h text:style-name="P19" text:outline-level="1">ABSTRACT</text:h>
      <text:p text:style-name="P12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13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22" text:outline-level="1"><text:span text:style-name="T11">I</text:span>NTRODUÇAO</text:h>
      <text:p text:style-name="P17">Nos <text:span text:style-name="T12">últimos</text:span> anos, a web tem se tornado incrivelmente importante para a computação em geral, a interação com muitas aplicações, acontecem através da web e consequentemente através de um navegador web.</text:p>
      <text:p text:style-name="P17">Desde a “guerra dos navegadores” em meados de 1995, entre o Microsoft Internet Explorer e o Netscape Navigator, até hoje, muitas aplicações que eram conhecidas por serem tipicamente desktop, foram levadas levadas também para o navegador web.</text:p>
      <text:p text:style-name="P17">Para que muitas dessas aplicações fossem possíveis nos navegadores web, uma parte importante <text:s/>do navegador, o motor JavaScript, se faz necessário.</text:p>
      <text:p text:style-name="P17">Esta pesquisa tem como ponto focal utilizar o primeiro motor de JavaScript, chamado SpiderMonkey, criado para um navegador web pelo desenvolvedor Brendan Eich, na Net</text:p>
      <text:p text:style-name="P4">One of the most important parts of the web browser <text:span text:style-name="T8">is the JavaScript engine, this research in particular, we will talk about the Mozilla SpiderMonkey, which is the first engine created to a web browser by Brendan Eich at Netscape Communications as part of the Netscape Navigator.</text:span></text:p>
      <text:h text:style-name="P20" text:outline-level="1">METHOD</text:h>
      <text:p text:style-name="P6"/>
      <text:p text:style-name="P14"><text:span text:style-name="T1">SpiderMonkey </text:span><text:span text:style-name="T4">JavaScript Engine</text:span><text:span text:style-name="T1"> Internals</text:span></text:p>
      <text:p text:style-name="P15"><text:span text:style-name="T1">To understand the SpiderMonkey internals, we need to know that a Javascript Engine </text:span><text:span text:style-name="T6">(also know as JavaScript Interpreter or JavaScript Implementation)</text:span><text:span text:style-name="T1"> is a </text:span><text:span text:style-name="T5">virtual machine that interprets and execute JavaScript codes.</text:span></text:p>
      <text:p text:style-name="P5"/>
      <text:p text:style-name="P7"><text:soft-page-break/>JavaScript Shell (JS)</text:p>
      <text:p text:style-name="P7">How to build SpiderMonkey</text:p>
      <text:h text:style-name="P18" text:outline-level="1">BIBLIOGRAPHY</text:h>
      <text:p text:style-name="P1"><text:span text:style-name="T10">SpiderMonkey </text:span><text:span text:style-name="T9">- </text:span><text:a xlink:type="simple" xlink:href="https://developer.mozilla.org/en-US/docs/Mozilla/Projects/SpiderMonkey" text:style-name="Internet_20_link" text:visited-style-name="Visited_20_Internet_20_Link"><text:span text:style-name="T10">https://developer.mozilla.org/en-US/docs/Mozilla/Projects/SpiderMonkey</text:span></text:a></text:p>
      <text:p text:style-name="P2"><text:span text:style-name="T9">SpiderMonkey Internals - </text:span><text:a xlink:type="simple" xlink:href="https://developer.mozilla.org/en-US/docs/Mozilla/Projects/SpiderMonkey/Internals" text:style-name="Internet_20_link" text:visited-style-name="Visited_20_Internet_20_Link">https://developer.mozilla.org/en-US/docs/Mozilla/Projects/SpiderMonkey/Internals</text:a></text:p>
      <text:p text:style-name="P3"><text:span text:style-name="T9">JavaScript Engine - </text:span><text:a xlink:type="simple" xlink:href="http://en.wikipedia.org/wiki/JavaScript_engine" text:style-name="Internet_20_link" text:visited-style-name="Visited_20_Internet_20_Link">http://en.wikipedia.org/wiki/JavaScript_engine</text:a></text:p>
      <text:h text:style-name="P21" text:outline-level="1">REFERENCE</text:h>
      <text:h text:style-name="P23" text:outline-level="1">Mozilla Source Code Directory Structure</text:h>
      <text:p text:style-name="P8">- https://developer.mozilla.org/en-US/docs/Mozilla_Source_Code_Directory_Structure</text:p>
      <text:h text:style-name="P18" text:outline-level="1">APPENDI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5-21T23:38:26.951728000</dc:date>
    <meta:editing-duration>P2DT13H43M47S</meta:editing-duration>
    <meta:editing-cycles>9</meta:editing-cycles>
    <meta:generator>LibreOffice/4.3.7.2$MacOSX_X86_64 LibreOffice_project/8a35821d8636a03b8bf4e15b48f59794652c68ba</meta:generator>
    <meta:document-statistic meta:table-count="0" meta:image-count="0" meta:object-count="0" meta:page-count="2" meta:paragraph-count="26" meta:word-count="281" meta:character-count="2127" meta:non-whitespace-character-count="1869"/>
  </office:meta>
</office:document-meta>
</file>